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fe10" officeooo:paragraph-rsid="0002fe10"/>
    </style:style>
    <style:style style:name="P2" style:family="paragraph" style:parent-style-name="Standard">
      <style:text-properties officeooo:rsid="00033d04" officeooo:paragraph-rsid="00033d04"/>
    </style:style>
    <style:style style:name="T1" style:family="text">
      <style:text-properties officeooo:rsid="00030499"/>
    </style:style>
    <style:style style:name="T2" style:family="text">
      <style:text-properties officeooo:rsid="0004eb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S occurs twice in the skills dim. It is also categorized as programming and as analytics tools which are both true. <text:span text:style-name="T1">I think it should probably be listed as analytics tools overall.</text:span></text:p>
      <text:p text:style-name="P1"/>
      <text:p text:style-name="P1">Go and golang should not be separate skills.</text:p>
      <text:p text:style-name="P1"/>
      <text:p text:style-name="P1">Power BI and powerbi are listed as separate skills and powerbi occurs twice.</text:p>
      <text:p text:style-name="P1"/>
      <text:p text:style-name="P1">Visual basic vba visualbasic</text:p>
      <text:p text:style-name="P1"/>
      <text:p text:style-name="P1">mongo <text:span text:style-name="T2">and</text:span> mongodb are the same.</text:p>
      <text:p text:style-name="P1"/>
      <text:p text:style-name="P2">Msaccess and ms access</text:p>
      <text:p text:style-name="P2"/>
      <text:p text:style-name="P2">I double-checked that every skill_id in skill_jobs_dim occurs at least onc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7T01:33:55.892000000</meta:creation-date>
    <dc:date>2024-06-27T02:08:48.357000000</dc:date>
    <meta:editing-duration>PT34M51S</meta:editing-duration>
    <meta:editing-cycles>4</meta:editing-cycles>
    <meta:generator>LibreOffice/7.4.6.2$Windows_X86_64 LibreOffice_project/5b1f5509c2decdade7fda905e3e1429a67acd63d</meta:generator>
    <meta:document-statistic meta:table-count="0" meta:image-count="0" meta:object-count="0" meta:page-count="1" meta:paragraph-count="7" meta:word-count="78" meta:character-count="459" meta:non-whitespace-character-count="388"/>
  </office:meta>
</office:document-meta>
</file>